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4" style:family="paragraph" style:parent-style-name="UrbanBody">
      <style:text-properties style:font-name="arial" fo:font-size="12pt" style:font-size-asian="12pt" style:font-size-complex="12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2pt" officeooo:paragraph-rsid="0021526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f2c0a" style:font-size-asian="11pt" style:font-size-complex="11pt"/>
    </style:style>
    <style:style style:name="P7" style:family="paragraph" style:parent-style-name="Standard">
      <style:text-properties officeooo:paragraph-rsid="001f2c0a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c0a" style:font-size-asian="10pt" style:font-size-complex="10pt"/>
    </style:style>
    <style:style style:name="P9" style:family="paragraph" style:parent-style-name="UrbanBody">
      <style:paragraph-properties fo:text-align="start" style:justify-single-word="false"/>
      <style:text-properties officeooo:paragraph-rsid="00215263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style:font-name="arial" officeooo:rsid="00231a4c"/>
    </style:style>
    <style:style style:name="T8" style:family="text">
      <style:text-properties style:font-name="arial" fo:font-size="12pt" style:text-underline-style="none" fo:font-weight="normal" officeooo:rsid="00231a4c" style:font-size-asian="10.5pt"/>
    </style:style>
    <style:style style:name="T9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Arial" fo:font-size="10pt" fo:language="fr" fo:country="BE" fo:font-style="normal" style:text-underline-style="none" fo:font-weight="normal" officeooo:rsid="00231a4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officeooo:rsid="00231a4c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<text:span text:style-name="T17">do text</text:span></text:p><text:p text:style-name="P10"><text:span text:style-name="T17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9"><text:span text:style-name="T11"><office:annotation><dc:creator>Gauthier Bastien</dc:creator><dc:date>2011-01-13T14:56:41</dc:date><text:p text:style-name="P10">do text</text:p><text:p text:style-name="P10">from document(at=fic, format='odt')</text:p></office:annotation></text:span><text:span text:style-name="T11">Import depuis </text:span><text:span text:style-name="T13">fic</text:span><text:span text:style-name="T11">.odt</text:span></text:p>
            <text:p text:style-name="P5"><text:span text:style-name="T9"><text:line-break/></text:span><text:span text:style-name="T10">RECOMMANDE</text:span></text:p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/>
      <text:p text:style-name="P4"/>
      <text:p text:style-name="P1"/>
      <text:p text:style-name="UrbanBody"><text:span text:style-name="T3">Monsieur le Fonctionnaire </text:span><text:span text:style-name="T8">des Implantations Commerciales</text:span><text:span text:style-name="T3">,</text:span></text:p>
      <text:p text:style-name="P1"/>
      <text:p text:style-name="P1">Concerne : Demande de permis d’<text:span text:style-name="T14">implantation commerciale</text:span></text:p>
      <text:p text:style-name="P1"/>
      <text:p text:style-name="P2"><text:span text:style-name="T2"><office:annotation><dc:creator>Gauthier Bastien</dc:creator><dc:date>2011-02-16T16:12:24</dc:date><text:p text:style-name="P10"><text:span text:style-name="T16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0"><text:span text:style-name="T15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<text:span text:style-name="T14">des Implantations Commerciales</text:span>, nos salutations distinguées.</text:p>
      <text:p text:style-name="P1"/>
      <text:p text:style-name="P1"/>
      <text:p text:style-name="P3"><text:text-input text:description="">self.getFoldermanagers()[0].getName2()</text:text-input><text:s/><text:text-input text:description="">self.getFoldermanagers()[0].getName1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0-25T14:38:01.668235012</dc:date>
    <meta:editing-duration>PT7H53M28S</meta:editing-duration>
    <meta:editing-cycles>52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129" meta:character-count="1001" meta:non-whitespace-character-count="906"/>
  </office:meta>
</office:document-meta>
</file>